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1.9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96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2cm" svg:height="3.2cm" svg:x="2.7cm" svg:y="10.3cm">
          <text:p text:style-name="P1">s0</text:p>
          <text:p text:style-name="P1"/>
          <text:p text:style-name="P1">MOTOR &lt;= '0';</text:p>
          <text:p text:style-name="P1"><text:s text:c="4"/>opening_s &lt;= '0';</text:p>
          <text:p text:style-name="P1">busy_s &lt;= '0'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2cm" svg:height="3.2cm" svg:x="9.5cm" svg:y="8cm">
          <text:p text:style-name="P1">s1</text:p>
          <text:p text:style-name="P1"/>
          <text:p text:style-name="P1">MOTOR &lt;= '1';</text:p>
          <text:p text:style-name="P1"><text:s text:c="4"/>opening_s &lt;= '0';</text:p>
          <text:p text:style-name="P1">busy_s &lt;= '1';</text:p>
          <text:p text:style-name="P1">sense &lt;= ‘1’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0.777cm" svg:y1="11.923cm" svg:x2="2.7cm" svg:y2="11.9cm" draw:end-shape="id1" draw:end-glue-point="6" svg:d="M777 11923l1923-23" svg:viewBox="0 0 1924 24">
          <text:p/>
        </draw:connector>
        <draw:frame draw:style-name="gr3" draw:text-style-name="P3" draw:layer="layout" svg:width="1.56cm" svg:height="0.607cm" svg:x="0.64cm" svg:y="11.2cm">
          <draw:text-box>
            <text:p>RESET</text:p>
          </draw:text-box>
        </draw:frame>
        <draw:line draw:style-name="gr2" draw:text-style-name="P2" draw:layer="layout" svg:x1="6cm" svg:y1="10.9cm" svg:x2="9.4cm" svg:y2="9.8cm">
          <text:p/>
        </draw:line>
        <draw:frame draw:style-name="gr4" draw:text-style-name="P3" draw:layer="layout" svg:width="3cm" svg:height="1.219cm" svg:x="5.7cm" svg:y="9.4cm">
          <draw:text-box>
            <text:p>target_s &gt; floor_s</text:p>
          </draw:text-box>
        </draw:frame>
        <draw:custom-shape draw:style-name="gr1" draw:text-style-name="P1" draw:layer="layout" svg:width="3.42cm" svg:height="3.2cm" svg:x="15.4cm" svg:y="11.3cm">
          <text:p text:style-name="P1">s2</text:p>
          <text:p text:style-name="P1"/>
          <text:p text:style-name="P1">MOTOR &lt;= '0';</text:p>
          <text:p text:style-name="P1"><text:s text:c="4"/>opening_s &lt;= '1';</text:p>
          <text:p text:style-name="P1">busy_s &lt;= '1'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9cm" svg:y1="10.4cm" svg:x2="15.5cm" svg:y2="12cm">
          <text:p/>
        </draw:line>
        <draw:frame draw:style-name="gr4" draw:text-style-name="P3" draw:layer="layout" svg:width="3cm" svg:height="1.219cm" svg:x="13.5cm" svg:y="10.281cm">
          <draw:text-box>
            <text:p>target_s = floor_s</text:p>
          </draw:text-box>
        </draw:frame>
        <draw:custom-shape draw:style-name="gr1" draw:text-style-name="P1" draw:layer="layout" svg:width="3.42cm" svg:height="3.2cm" svg:x="10.88cm" svg:y="15.6cm">
          <text:p text:style-name="P1">s3</text:p>
          <text:p text:style-name="P1"/>
          <text:p text:style-name="P1">MOTOR &lt;= '0';</text:p>
          <text:p text:style-name="P1"><text:s text:c="4"/>opening_s &lt;= '0';</text:p>
          <text:p text:style-name="P1">busy_s &lt;= '0’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9cm" svg:y1="14.3cm" svg:x2="14.1cm" svg:y2="16.1cm">
          <text:p/>
        </draw:line>
        <draw:frame draw:style-name="gr4" draw:text-style-name="P3" draw:layer="layout" svg:width="4.4cm" svg:height="1.219cm" svg:x="14.6cm" svg:y="15.481cm">
          <draw:text-box>
            <text:p>elapsed_s = opening_time</text:p>
          </draw:text-box>
        </draw:frame>
        <draw:custom-shape draw:style-name="gr1" draw:text-style-name="P1" draw:layer="layout" svg:width="3.42cm" svg:height="3.2cm" svg:x="5.9cm" svg:y="14cm">
          <text:p text:style-name="P1">s4</text:p>
          <text:p text:style-name="P1"/>
          <text:p text:style-name="P1">MOTOR &lt;= '1';</text:p>
          <text:p text:style-name="P1"><text:s text:c="4"/>opening_s &lt;= '0';</text:p>
          <text:p text:style-name="P1">busy_s &lt;= '1';</text:p>
          <text:p text:style-name="P1">sense &lt;= ‘0’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683cm" svg:y1="16.768cm" svg:x2="9.442cm" svg:y2="16.271cm" svg:d="M10683 16768l-1241-497" svg:viewBox="0 0 1242 498">
          <text:p/>
        </draw:connector>
        <draw:frame draw:style-name="gr4" draw:text-style-name="P3" draw:layer="layout" svg:width="3cm" svg:height="1.219cm" svg:x="7.9cm" svg:y="17.281cm">
          <draw:text-box>
            <text:p>target_s &gt; floor_s</text:p>
          </draw:text-box>
        </draw:frame>
        <draw:connector draw:style-name="gr2" draw:text-style-name="P2" draw:layer="layout" draw:type="line" svg:x1="8.682cm" svg:y1="14.188cm" svg:x2="15.329cm" svg:y2="13.328cm" svg:d="M8682 14188l6647-860" svg:viewBox="0 0 6648 861">
          <text:p/>
        </draw:connector>
        <draw:frame draw:style-name="gr4" draw:text-style-name="P3" draw:layer="layout" svg:width="3cm" svg:height="1.219cm" svg:x="8.1cm" svg:y="13.381cm">
          <draw:text-box>
            <text:p>target_s = floor_s</text:p>
          </draw:text-box>
        </draw:frame>
        <draw:connector draw:style-name="gr2" draw:text-style-name="P2" draw:layer="layout" draw:type="line" svg:x1="12.981cm" svg:y1="15.428cm" svg:x2="12.436cm" svg:y2="11.096cm" svg:d="M12981 15428l-545-4332" svg:viewBox="0 0 546 4333">
          <text:p/>
        </draw:connector>
        <draw:frame draw:style-name="gr4" draw:text-style-name="P3" draw:layer="layout" svg:width="3cm" svg:height="1.219cm" svg:x="9.6cm" svg:y="11.681cm">
          <draw:text-box>
            <text:p>target_s &gt; floor_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0:32:45.813094353</meta:creation-date>
    <dc:date>2018-10-16T10:41:38.121963628</dc:date>
    <meta:editing-duration>PT8M52S</meta:editing-duration>
    <meta:editing-cycles>2</meta:editing-cycles>
    <meta:generator>LibreOffice/6.1.2.1$Linux_X86_64 LibreOffice_project/10$Build-1</meta:generator>
    <meta:document-statistic meta:object-count="19"/>
  </office:meta>
</office:document-meta>
</file>